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ui-monospace" svg:font-family="ui-monospace, SFMono-Regular, 'SF Mono', Menlo, Consolas, 'Liberation Mono', monospace"/>
  </office:font-face-decls>
  <office:automatic-styles>
    <style:style style:name="Table1" style:family="table">
      <style:table-properties style:width="7.3799in" fo:margin-left="0.0035in" fo:margin-top="0in" fo:margin-bottom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3236in"/>
    </style:style>
    <style:style style:name="Table1.B" style:family="table-column">
      <style:table-column-properties style:column-width="2.9257in"/>
    </style:style>
    <style:style style:name="Table1.C" style:family="table-column">
      <style:table-column-properties style:column-width="4.130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B5" style:family="table-cell">
      <style:table-cell-properties style:vertical-align="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6" style:family="table-row">
      <style:table-row-properties style:min-row-height="1.1667in" fo:keep-together="auto"/>
    </style:style>
    <style:style style:name="P1" style:family="paragraph" style:parent-style-name="Header">
      <style:text-properties fo:color="#000000" loext:opacity="100%"/>
    </style:style>
    <style:style style:name="P2" style:family="paragraph" style:parent-style-name="Header">
      <style:text-properties fo:color="#000000" loext:opacity="100%"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>
        <style:tab-stops>
          <style:tab-stop style:position="5.6563in"/>
        </style:tab-stops>
      </style:paragraph-properties>
      <style:text-properties fo:color="#000000" loext:opacity="100%"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left="0in" fo:margin-right="0in" fo:margin-top="0in" fo:margin-bottom="0.0835in" style:contextual-spacing="false" fo:line-height="100%" fo:text-align="justify" style:justify-single-word="false" fo:text-indent="0.4925in" style:auto-text-indent="false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.0835in" fo:margin-bottom="0in" style:contextual-spacing="false" fo:line-height="100%" fo:text-align="justify" style:justify-single-word="false"/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top="0.0835in" fo:margin-bottom="0in" style:contextual-spacing="false" fo:line-height="100%" fo:text-align="justify" style:justify-single-word="false"/>
      <style:text-properties fo:color="#000000" loext:opacity="100%" style:font-name="Times New Roman" fo:font-size="12pt" fo:font-weight="bold" officeooo:paragraph-rsid="000ff5d5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9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officeooo:paragraph-rsid="00077a58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0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officeooo:paragraph-rsid="001daf9a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1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officeooo:paragraph-rsid="002603b5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2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officeooo:rsid="001daf9a" officeooo:paragraph-rsid="001daf9a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3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officeooo:rsid="001daf9a" officeooo:paragraph-rsid="002603b5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4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officeooo:rsid="002603b5" officeooo:paragraph-rsid="002603b5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5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officeooo:paragraph-rsid="001daf9a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6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fo:font-weight="bold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17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officeooo:rsid="000ff5d5" officeooo:paragraph-rsid="000ff5d5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8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9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officeooo:rsid="001c6bc1" officeooo:paragraph-rsid="001c6bc1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20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officeooo:rsid="0010816b" officeooo:paragraph-rsid="0010816b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21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officeooo:paragraph-rsid="001daf9a" style:letter-kerning="false" style:language-asian="ru" style:country-asian="RU" style:language-complex="ar" style:country-complex="SA"/>
    </style:style>
    <style:style style:name="P22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officeooo:rsid="001daf9a" officeooo:paragraph-rsid="001daf9a" style:letter-kerning="false" style:language-asian="ru" style:country-asian="RU" style:language-complex="ar" style:country-complex="SA"/>
    </style:style>
    <style:style style:name="P23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officeooo:paragraph-rsid="0018a424" style:font-size-asian="12pt" style:font-name-complex="Times New Roman1" style:font-size-complex="12pt"/>
    </style:style>
    <style:style style:name="P24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officeooo:paragraph-rsid="001bc2f4" style:font-size-asian="12pt" style:font-name-complex="Times New Roman1" style:font-size-complex="12pt"/>
    </style:style>
    <style:style style:name="P25" style:family="paragraph" style:parent-style-name="Standard">
      <style:paragraph-properties fo:margin-top="0in" fo:margin-bottom="0in" style:contextual-spacing="true" fo:line-height="100%" fo:text-align="justify" style:justify-single-word="false" fo:keep-with-next="always"/>
      <style:text-properties fo:color="#000000" loext:opacity="100%" style:font-name="Consolas" fo:font-size="12pt" fo:language="en" fo:country="US" fo:font-weight="bold" officeooo:paragraph-rsid="0010816b" style:font-size-asian="12pt" style:font-weight-asian="bold" style:font-name-complex="Times New Roman1" style:font-size-complex="12pt" style:font-weight-complex="bold"/>
    </style:style>
    <style:style style:name="P26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/>
      <style:text-properties fo:color="#000000" loext:opacity="100%" style:font-name="Consolas" fo:font-size="12pt" fo:language="en" fo:country="US" fo:font-weight="bold" officeooo:paragraph-rsid="0015c029" style:font-size-asian="12pt" style:font-weight-asian="bold" style:font-name-complex="Times New Roman1" style:font-size-complex="12pt" style:font-weight-complex="bold"/>
    </style:style>
    <style:style style:name="P27" style:family="paragraph" style:parent-style-name="Standard">
      <style:paragraph-properties fo:margin-top="0in" fo:margin-bottom="0in" style:contextual-spacing="true" fo:line-height="100%" fo:text-align="justify" style:justify-single-word="false" fo:keep-with-next="always"/>
      <style:text-properties fo:color="#000000" loext:opacity="100%" style:font-name="Consolas" fo:font-size="12pt" fo:language="en" fo:country="US" fo:font-weight="bold" officeooo:paragraph-rsid="001bc2f4" style:font-size-asian="12pt" style:font-weight-asian="bold" style:font-name-complex="Times New Roman1" style:font-size-complex="12pt" style:font-weight-complex="bold"/>
    </style:style>
    <style:style style:name="P28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fo:font-weight="bold" officeooo:paragraph-rsid="001bc2f4" style:font-size-asian="12pt" style:font-weight-asian="bold" style:font-name-complex="Times New Roman1" style:font-size-complex="12pt" style:font-weight-complex="bold"/>
    </style:style>
    <style:style style:name="P29" style:family="paragraph" style:parent-style-name="Standard">
      <style:paragraph-properties fo:margin-top="0in" fo:margin-bottom="0in" style:contextual-spacing="true" fo:line-height="100%" fo:text-align="justify" style:justify-single-word="false" fo:keep-with-next="always"/>
      <style:text-properties fo:color="#000000" loext:opacity="100%" style:font-name="Consolas" fo:font-size="12pt" fo:language="en" fo:country="US" fo:font-weight="bold" officeooo:paragraph-rsid="0018a424" style:font-size-asian="12pt" style:font-weight-asian="bold" style:font-name-complex="Times New Roman1" style:font-size-complex="12pt" style:font-weight-complex="bold"/>
    </style:style>
    <style:style style:name="P30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fo:font-weight="normal" officeooo:paragraph-rsid="0010816b" style:font-size-asian="12pt" style:font-weight-asian="normal" style:font-name-complex="Times New Roman1" style:font-size-complex="12pt" style:font-weight-complex="normal"/>
    </style:style>
    <style:style style:name="P31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fo:font-weight="normal" officeooo:paragraph-rsid="001bc2f4" style:font-size-asian="12pt" style:font-weight-asian="normal" style:font-name-complex="Times New Roman1" style:font-size-complex="12pt" style:font-weight-complex="normal"/>
    </style:style>
    <style:style style:name="P32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fo:font-weight="bold" officeooo:rsid="0010816b" officeooo:paragraph-rsid="002603b5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33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fo:font-weight="bold" officeooo:rsid="001daf9a" officeooo:paragraph-rsid="001daf9a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34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fo:font-weight="bold" officeooo:rsid="001daf9a" officeooo:paragraph-rsid="002603b5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35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36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officeooo:rsid="002603b5" officeooo:paragraph-rsid="002603b5" style:letter-kerning="false" style:font-size-asian="10pt" style:language-asian="ru" style:country-asian="RU" style:font-name-complex="Courier New" style:font-size-complex="10pt" style:language-complex="ar" style:country-complex="SA"/>
    </style:style>
    <style:style style:name="P37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ru" fo:country="RU" fo:font-weight="normal" officeooo:rsid="0015c029" officeooo:paragraph-rsid="00077a58" style:letter-kerning="false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P38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ru" fo:country="RU" fo:font-weight="normal" officeooo:rsid="0015c029" officeooo:paragraph-rsid="002603b5" style:letter-kerning="false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/>
      <style:text-properties fo:color="#000000" loext:opacity="100%" officeooo:paragraph-rsid="0015c029"/>
    </style:style>
    <style:style style:name="P40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officeooo:paragraph-rsid="0018a424"/>
    </style:style>
    <style:style style:name="P41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>
        <style:tab-stops>
          <style:tab-stop style:position="5.6563in"/>
        </style:tab-stops>
      </style:paragraph-properties>
      <style:text-properties officeooo:paragraph-rsid="00210d67"/>
    </style:style>
    <style:style style:name="P42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rsid="000555cd" officeooo:paragraph-rsid="000ff5d5" style:font-size-asian="12pt" style:font-name-complex="Times New Roman1" style:font-size-complex="12pt"/>
    </style:style>
    <style:style style:name="P43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rsid="0024bde2" officeooo:paragraph-rsid="0024bde2" style:font-size-asian="12pt" style:font-name-complex="Times New Roman1" style:font-size-complex="12pt"/>
    </style:style>
    <style:style style:name="P44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fo:font-weight="normal" officeooo:rsid="001bc2f4" officeooo:paragraph-rsid="0024bde2" style:font-size-asian="12pt" style:font-weight-asian="normal" style:font-name-complex="Times New Roman1" style:font-size-complex="12pt" style:font-weight-complex="normal"/>
    </style:style>
    <style:style style:name="P45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color="#000000" loext:opacity="100%" style:font-name="Times New Roman" fo:font-size="10pt" fo:language="ru" fo:country="RU" fo:font-weight="normal" officeooo:rsid="000555cd" officeooo:paragraph-rsid="0024bde2" style:letter-kerning="false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P46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color="#000000" loext:opacity="100%" style:font-name="Times New Roman" fo:font-size="10pt" fo:language="ru" fo:country="RU" fo:font-weight="normal" officeooo:rsid="000555cd" officeooo:paragraph-rsid="001daf9a" style:letter-kerning="false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P47" style:family="paragraph" style:parent-style-name="Standard" style:master-page-name="First_20_Page">
      <style:paragraph-properties fo:margin-top="0.0835in" fo:margin-bottom="0in" style:contextual-spacing="false" fo:line-height="100%" fo:text-align="justify" style:justify-single-word="false" style:page-number="auto"/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48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Consolas" fo:font-size="10pt" fo:language="en" fo:country="US" style:letter-kerning="false" style:font-size-asian="10pt" style:language-asian="ru" style:country-asian="RU" style:font-name-complex="Courier New" style:font-size-complex="10pt" style:language-complex="ar" style:country-complex="SA"/>
    </style:style>
    <style:style style:name="P49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 fo:keep-with-next="always"/>
      <style:text-properties fo:color="#000000" loext:opacity="100%" style:font-name="Consolas" fo:font-size="12pt" fo:language="en" fo:country="US" fo:font-weight="normal" officeooo:paragraph-rsid="0010816b" style:font-size-asian="12pt" style:font-weight-asian="normal" style:font-name-complex="Times New Roman1" style:font-size-complex="12pt" style:font-weight-complex="normal"/>
    </style:style>
    <style:style style:name="P50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fo:font-weight="normal" officeooo:paragraph-rsid="0010816b" style:font-size-asian="12pt" style:font-weight-asian="normal" style:font-name-complex="Times New Roman1" style:font-size-complex="12pt" style:font-weight-complex="normal"/>
    </style:style>
    <style:style style:name="P51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 fo:keep-with-next="always"/>
      <style:text-properties fo:color="#000000" loext:opacity="100%" style:font-name="Consolas" fo:font-size="12pt" fo:language="en" fo:country="US" fo:font-weight="normal" officeooo:paragraph-rsid="001bc2f4" style:font-size-asian="12pt" style:font-weight-asian="normal" style:font-name-complex="Times New Roman1" style:font-size-complex="12pt" style:font-weight-complex="normal"/>
    </style:style>
    <style:style style:name="P52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fo:font-weight="normal" officeooo:paragraph-rsid="001bc2f4" style:font-size-asian="12pt" style:font-weight-asian="normal" style:font-name-complex="Times New Roman1" style:font-size-complex="12pt" style:font-weight-complex="normal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555cd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d0267" style:font-size-asian="12pt" style:font-name-complex="Times New Roman1" style:font-size-complex="12pt"/>
    </style:style>
    <style:style style:name="T4" style:family="text">
      <style:text-properties style:font-name="Times New Roman" fo:font-size="10pt" fo:language="en" fo:country="US" fo:font-weight="bold" style:font-size-asian="10pt" style:font-weight-asian="bold" style:font-name-complex="Times New Roman1" style:font-size-complex="10pt" style:font-weight-complex="bold"/>
    </style:style>
    <style:style style:name="T5" style:family="text">
      <style:text-properties style:font-name="Times New Roman" fo:font-size="10pt" fo:language="en" fo:country="US" fo:font-weight="bold" officeooo:rsid="0015c029" style:font-size-asian="10pt" style:font-weight-asian="bold" style:font-name-complex="Times New Roman1" style:font-size-complex="10pt" style:font-weight-complex="bold"/>
    </style:style>
    <style:style style:name="T6" style:family="text">
      <style:text-properties style:font-name="Times New Roman" officeooo:rsid="0015c029"/>
    </style:style>
    <style:style style:name="T7" style:family="text">
      <style:text-properties style:font-name="Times New Roman" fo:language="ru" fo:country="RU" officeooo:rsid="0015c029"/>
    </style:style>
    <style:style style:name="T8" style:family="text">
      <style:text-properties style:font-name="Consolas" fo:font-size="12pt" style:font-size-asian="12pt" style:font-name-complex="Times New Roman1" style:font-size-complex="12pt"/>
    </style:style>
    <style:style style:name="T9" style:family="text">
      <style:text-properties style:font-name="Consolas" fo:font-size="12pt" fo:language="en" fo:country="US" style:font-size-asian="12pt" style:font-name-complex="Times New Roman1" style:font-size-complex="12pt"/>
    </style:style>
    <style:style style:name="T10" style:family="text">
      <style:text-properties style:font-name="Consolas" fo:font-size="10pt" fo:language="en" fo:country="US" style:font-size-asian="10pt" style:font-name-complex="Times New Roman1" style:font-size-complex="10pt"/>
    </style:style>
    <style:style style:name="T11" style:family="text">
      <style:text-properties style:font-name="Consolas" fo:font-size="10pt" fo:language="en" fo:country="US" officeooo:rsid="002603b5" style:font-size-asian="10pt" style:font-name-complex="Times New Roman1" style:font-size-complex="10pt"/>
    </style:style>
    <style:style style:name="T12" style:family="text">
      <style:text-properties style:font-name="Consolas" fo:font-size="10pt" fo:language="ru" fo:country="RU" fo:font-weight="normal" style:font-size-asian="10pt" style:font-weight-asian="normal" style:font-name-complex="Times New Roman1" style:font-size-complex="10pt" style:font-weight-complex="normal"/>
    </style:style>
    <style:style style:name="T13" style:family="text">
      <style:text-properties style:font-name="Consolas" fo:font-size="10pt" fo:language="ru" fo:country="RU" fo:font-weight="normal" officeooo:rsid="0015c029" style:font-size-asian="10pt" style:font-weight-asian="normal" style:font-name-complex="Times New Roman1" style:font-size-complex="10pt" style:font-weight-complex="normal"/>
    </style:style>
    <style:style style:name="T14" style:family="text">
      <style:text-properties style:font-name="Consolas" fo:font-weight="bold" officeooo:rsid="0015c029" style:font-weight-asian="bold" style:font-weight-complex="bold"/>
    </style:style>
    <style:style style:name="T15" style:family="text">
      <style:text-properties style:font-name="Consolas" fo:font-weight="normal" officeooo:rsid="002603b5" style:font-weight-asian="normal" style:font-weight-complex="normal"/>
    </style:style>
    <style:style style:name="T16" style:family="text">
      <style:text-properties fo:font-variant="normal" fo:text-transform="none" fo:color="#000000" loext:opacity="100%" style:font-name="Times New Roman" fo:font-size="12pt" fo:font-style="normal" fo:font-weight="bold" officeooo:rsid="001af595" style:font-size-asian="12pt" style:font-weight-asian="bold" style:font-name-complex="Times New Roman1" style:font-size-complex="12pt" style:font-weight-complex="bold"/>
    </style:style>
    <style:style style:name="T17" style:family="text">
      <style:text-properties fo:font-variant="normal" fo:text-transform="none" fo:color="#000000" loext:opacity="100%" style:font-name="Times New Roman" fo:font-size="12pt" fo:font-style="normal" fo:font-weight="normal" officeooo:rsid="001af595" style:font-size-asian="12pt" style:font-weight-asian="normal" style:font-name-complex="Times New Roman1" style:font-size-complex="12pt" style:font-weight-complex="normal"/>
    </style:style>
    <style:style style:name="T18" style:family="text">
      <style:text-properties fo:font-variant="normal" fo:text-transform="none" fo:color="#000000" loext:opacity="100%" style:font-name="Times New Roman" fo:font-size="12pt" fo:font-style="normal" fo:font-weight="normal" officeooo:rsid="0024bde2" style:font-size-asian="12pt" style:font-weight-asian="normal" style:font-name-complex="Times New Roman1" style:font-size-complex="12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3e503" style:font-weight-asian="normal" style:font-weight-complex="normal"/>
    </style:style>
    <style:style style:name="T21" style:family="text">
      <style:text-properties fo:font-weight="normal" officeooo:rsid="00121070" style:font-weight-asian="normal" style:font-weight-complex="normal"/>
    </style:style>
    <style:style style:name="T22" style:family="text">
      <style:text-properties fo:font-weight="normal" officeooo:rsid="002603b5" style:font-weight-asian="normal" style:font-name-complex="Courier New" style:font-weight-complex="normal"/>
    </style:style>
    <style:style style:name="T23" style:family="text">
      <style:text-properties fo:color="#000000" loext:opacity="100%" style:font-name="Consolas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24" style:family="text">
      <style:text-properties fo:color="#000000" loext:opacity="100%" style:font-name="Consolas" fo:font-size="12pt" fo:language="en" fo:country="US" fo:font-weight="bold" officeooo:rsid="001bc2f4" style:font-size-asian="12pt" style:font-weight-asian="bold" style:font-name-complex="Times New Roman1" style:font-size-complex="12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bc2f4" style:font-weight-asian="bold" style:font-weight-complex="bold"/>
    </style:style>
    <style:style style:name="T27" style:family="text">
      <style:text-properties officeooo:rsid="0015c029"/>
    </style:style>
    <style:style style:name="T28" style:family="text">
      <style:text-properties fo:language="ru" fo:country="RU" fo:font-weight="normal" officeooo:rsid="0015c029" style:font-weight-asian="normal" style:font-weight-complex="normal"/>
    </style:style>
    <style:style style:name="T29" style:family="text">
      <style:text-properties fo:language="ru" fo:country="RU" fo:font-weight="normal" officeooo:rsid="002603b5" style:font-weight-asian="normal" style:font-weight-complex="normal"/>
    </style:style>
    <style:style style:name="T30" style:family="text">
      <style:text-properties officeooo:rsid="0024bde2"/>
    </style:style>
    <style:style style:name="T31" style:family="text">
      <style:text-properties officeooo:rsid="0013e503"/>
    </style:style>
    <style:style style:name="T32" style:family="text">
      <style:text-properties officeooo:rsid="002603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Постановка задачи<text:bookmark text:name="_GoBack"/></text:p>
      <text:p text:style-name="P3">Разработать детальные требования и тест план для следующей задачи:</text:p>
      <text:p text:style-name="P41"><text:span text:style-name="T16">[DGT-SND]</text:span><text:span text:style-name="T17">. Реализовать программу </text:span><text:span text:style-name="T18">формирующую строку из двух исходных, добавив в первую все символы, встречающиеся во второй и являющиеся десятичными цифрами</text:span></text:p>
      <text:p text:style-name="P7">Детальные требования</text:p>
      <text:list xml:id="list618563015" text:style-name="WWNum17">
        <text:list-item>
          <text:p text:style-name="P42"><text:span text:style-name="T30">Длина строки должна быть задана корректно</text:span>:</text:p>
          <text:list>
            <text:list-item>
              <text:p text:style-name="P44">Если <text:span text:style-name="T30">строка пуста</text:span>, то программа завершается с кодом возврата 1 <text:span text:style-name="T31">и соответствующим сообщением об ошибке в стандартном потоке ошибок</text:span></text:p>
            </text:list-item>
            <text:list-item>
              <text:p text:style-name="P44"><text:span text:style-name="T31">Если </text:span><text:span text:style-name="T30">строка имеет слишком большую длину</text:span><text:span text:style-name="T31">, то программа завершается с кодом возврата 1 и соответствующим сообщением об ошибке в стандартном потоке ошибок</text:span></text:p>
            </text:list-item>
          </text:list>
        </text:list-item>
        <text:list-item>
          <text:p text:style-name="P43"><text:span text:style-name="T21">Д</text:span><text:span text:style-name="T19">лина строки задана корректно:</text:span></text:p>
          <text:list>
            <text:list-item>
              <text:p text:style-name="P43"><text:span text:style-name="T19">Если длина строки задана корректно, на </text:span><text:span text:style-name="T20">завершается с кодом возврата </text:span><text:span text:style-name="T19">0</text:span><text:span text:style-name="T20"> и </text:span><text:span text:style-name="T19">сообщением в стандартный поток вывода, состоящем из строки, которая является добавлением всех десятичных цифр из второй строки в первую</text:span></text:p>
            </text:list-item>
          </text:list>
        </text:list-item>
      </text:list>
      <text:p text:style-name="P6">Тест-план</text:p>
      <text:p text:style-name="P4">Проверка детальных требований с помощью тест-плана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#</text:p>
          </table:table-cell>
          <table:table-cell table:style-name="Table1.A1" office:value-type="string">
            <text:p text:style-name="P16">Описание</text:p>
          </table:table-cell>
          <table:table-cell table:style-name="Table1.A1" office:value-type="string">
            <text:p text:style-name="P16">Результат</text:p>
          </table:table-cell>
        </table:table-row>
        <table:table-row table:style-name="Table1.1">
          <table:table-cell table:style-name="Table1.A1" office:value-type="string">
            <text:p text:style-name="P18">1.1</text:p>
          </table:table-cell>
          <table:table-cell table:style-name="Table1.A1" office:value-type="string">
            <text:list xml:id="list195517543880756" text:continue-numbering="true" text:style-name="WWNum17">
              <text:list-item>
                <text:list>
                  <text:list-header>
                    <text:p text:style-name="P45">Если строка пуста, то программа завершается с кодом возврата 1 и соответствующим сообщением об ошибке в стандартном потоке ошибок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12"><text:span text:style-name="T32">Input</text:span>: </text:p>
            <text:p text:style-name="P48"><text:s text:c="2"/></text:p>
            <text:p text:style-name="P8">Expected:</text:p>
            <text:p text:style-name="P35"><text:s text:c="2"/>String is empty</text:p>
            <text:p text:style-name="P22"><text:span text:style-name="T5">e</text:span><text:span text:style-name="T4">xit code:</text:span><text:span text:style-name="T12"> 1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27">1</text:span>.<text:span text:style-name="T27">2</text:span> </text:p>
          </table:table-cell>
          <table:table-cell table:style-name="Table1.A1" office:value-type="string">
            <text:list xml:id="list195518050306776" text:continue-numbering="true" text:style-name="WWNum17">
              <text:list-item>
                <text:list>
                  <text:list-header>
                    <text:p text:style-name="P45">Если строка имеет слишком большую длину, то программа завершается с кодом возврата 1 и соответствующим сообщением об ошибке в стандартном потоке ошибок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11"><text:span text:style-name="T32">Input</text:span>:</text:p>
            <text:p text:style-name="P15"><text:span text:style-name="T14"><text:s text:c="2"/></text:span><text:span text:style-name="T15">(строка из 100000000 элементов)</text:span></text:p>
            <text:p text:style-name="P10">Expected:</text:p>
            <text:p text:style-name="P21"><text:span text:style-name="T10"><text:s text:c="2"/></text:span><text:span text:style-name="T11">String is very big</text:span></text:p>
            <text:p text:style-name="P22"><text:span text:style-name="T5">exit code:</text:span><text:span text:style-name="T13"> 1</text:span></text:p>
          </table:table-cell>
        </table:table-row>
        <table:table-row table:style-name="Table1.1">
          <table:table-cell table:style-name="Table1.A1" office:value-type="string">
            <text:p text:style-name="P20"><text:span text:style-name="T27">2</text:span>.1</text:p>
          </table:table-cell>
          <table:table-cell table:style-name="Table1.A1" office:value-type="string">
            <text:list xml:id="list195518141206466" text:continue-numbering="true" text:style-name="WWNum17">
              <text:list-item>
                <text:list>
                  <text:list-header>
                    <text:p text:style-name="P45">Если длина строки задана корректно, на завершается с кодом возврата 0 и сообщением в стандартный поток вывода, состоящем из строки, которая является добавлением всех десятичных цифр из второй строки в первую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13"><text:span text:style-name="T32">Input</text:span>: </text:p>
            <text:p text:style-name="P37"><text:s text:c="2"/>Some string</text:p>
            <text:p text:style-name="P14">Second string:</text:p>
            <text:p text:style-name="P36"><text:s text:c="2"/>1235 <text:s/>892</text:p>
            <text:p text:style-name="P9">Expected:</text:p>
            <text:p text:style-name="P32"><text:s text:c="2"/><text:span text:style-name="T28">Some string</text:span><text:span text:style-name="T29">1235892</text:span></text:p>
            <text:p text:style-name="P33"><text:span text:style-name="T6">exit code:</text:span><text:span text:style-name="T28"> </text:span><text:span text:style-name="T29">0</text:span></text:p>
          </table:table-cell>
        </table:table-row>
        <table:table-row table:style-name="Table1.5">
          <table:table-cell table:style-name="Table1.A1" office:value-type="string">
            <text:p text:style-name="P19"/>
          </table:table-cell>
          <table:table-cell table:style-name="Table1.B5" office:value-type="string">
            <text:list xml:id="list195519296624387" text:continue-numbering="true" text:style-name="WWNum17">
              <text:list-item>
                <text:list>
                  <text:list-header>
                    <text:p text:style-name="P46"/>
                  </text:list-header>
                </text:list>
              </text:list-item>
            </text:list>
          </table:table-cell>
          <table:table-cell table:style-name="Table1.A1" office:value-type="string">
            <text:p text:style-name="P13"><text:span text:style-name="T32">Input</text:span>: </text:p>
            <text:p text:style-name="P38"><text:s text:c="2"/><text:span text:style-name="T32">S</text:span>tring <text:span text:style-name="T32">number one</text:span></text:p>
            <text:p text:style-name="P14">Second string:</text:p>
            <text:p text:style-name="P36"><text:s text:c="2"/>some random text</text:p>
            <text:p text:style-name="P11">Expected:</text:p>
            <text:p text:style-name="P32"><text:s text:c="2"/><text:span text:style-name="T29">S</text:span><text:span text:style-name="T28">tring </text:span><text:span text:style-name="T29">number one</text:span></text:p>
            <text:p text:style-name="P34"><text:span text:style-name="T7">exit code:</text:span><text:span text:style-name="T28"> </text:span><text:span text:style-name="T29">0</text:span></text:p>
          </table:table-cell>
        </table:table-row>
        <table:table-row table:style-name="Table1.6">
          <table:table-cell table:style-name="Table1.A1" office:value-type="string">
            <text:p text:style-name="P19"/>
          </table:table-cell>
          <table:table-cell table:style-name="Table1.A1" office:value-type="string">
            <text:list xml:id="list195518027301555" text:continue-numbering="true" text:style-name="WWNum17">
              <text:list-item>
                <text:list>
                  <text:list-header>
                    <text:p text:style-name="P46"/>
                  </text:list-header>
                </text:list>
              </text:list-item>
            </text:list>
          </table:table-cell>
          <table:table-cell table:style-name="Table1.A1" office:value-type="string">
            <text:p text:style-name="P13"><text:span text:style-name="T32">Input</text:span>: </text:p>
            <text:p text:style-name="P38"><text:s text:c="2"/><text:span text:style-name="T32">S</text:span>tring <text:span text:style-name="T32">1235</text:span></text:p>
            <text:p text:style-name="P14">Second string:</text:p>
            <text:p text:style-name="P36"><text:s text:c="2"/>OK 3 – 12 + 149</text:p>
            <text:p text:style-name="P11">Expected:</text:p>
            <text:p text:style-name="P32"><text:s text:c="2"/><text:span text:style-name="T29">S</text:span><text:span text:style-name="T28">tring </text:span><text:span text:style-name="T29">1235</text:span><text:span text:style-name="T22">312149</text:span></text:p>
            <text:p text:style-name="P34"><text:span text:style-name="T7">exit code:</text:span><text:span text:style-name="T28"> </text:span><text:span text:style-name="T29">0</text:span></text:p>
          </table:table-cell>
        </table:table-row>
      </table:table>
      <text:p text:style-name="P5"/>
      <text:p text:style-name="P6">Исходные тексты программы</text:p>
      <text:p text:style-name="P39"><text:span text:style-name="T1">Файлы с исходными текстами лабораторной работы (полагаем </text:span><text:span text:style-name="T8">&lt;</text:span><text:span text:style-name="T9">ROOT</text:span><text:span text:style-name="T8">&gt;</text:span><text:span text:style-name="T1"> для папки в котором располагаются исходные тексты):</text:span></text:p>
      <text:p text:style-name="P39"/>
      <text:p text:style-name="P26">./&lt;ROOT&gt;/main.cpp</text:p>
      <text:p text:style-name="P49"><text:soft-page-break/>#include &lt;iostream&gt;</text:p>
      <text:p text:style-name="P30">#include &lt;cstddef&gt;</text:p>
      <text:p text:style-name="P30">#include &lt;cstring&gt;</text:p>
      <text:p text:style-name="P30">#include "stringInput.hpp"</text:p>
      <text:p text:style-name="P30">#include "stringConvert.hpp"</text:p>
      <text:p text:style-name="P30"/>
      <text:p text:style-name="P30"/>
      <text:p text:style-name="P30">int main()</text:p>
      <text:p text:style-name="P30">{</text:p>
      <text:p text:style-name="P30"><text:s text:c="2"/>char * firstStr = nullptr;</text:p>
      <text:p text:style-name="P30"><text:s text:c="2"/>size_t firstSize = 0;</text:p>
      <text:p text:style-name="P30"><text:s text:c="2"/>try</text:p>
      <text:p text:style-name="P30"><text:s text:c="2"/>{</text:p>
      <text:p text:style-name="P30"><text:s text:c="4"/>firstStr = rebdev::acceptStr(std::cin, firstSize);</text:p>
      <text:p text:style-name="P30"><text:s text:c="2"/>}</text:p>
      <text:p text:style-name="P30"><text:s text:c="2"/>catch (const std::exception &amp; e)</text:p>
      <text:p text:style-name="P30"><text:s text:c="2"/>{</text:p>
      <text:p text:style-name="P30"><text:s text:c="4"/>delete[] firstStr;</text:p>
      <text:p text:style-name="P30"><text:s text:c="4"/>std::cerr &lt;&lt; e.what() &lt;&lt; '\n';</text:p>
      <text:p text:style-name="P30"><text:s text:c="4"/>return 1;</text:p>
      <text:p text:style-name="P30"><text:s text:c="2"/>}</text:p>
      <text:p text:style-name="P30"><text:s text:c="2"/>if (firstStr == nullptr)</text:p>
      <text:p text:style-name="P30"><text:s text:c="2"/>{</text:p>
      <text:p text:style-name="P30"><text:s text:c="4"/>delete[] firstStr;</text:p>
      <text:p text:style-name="P30"><text:s text:c="4"/>std::cerr &lt;&lt; "String is empty\n";</text:p>
      <text:p text:style-name="P30"><text:s text:c="4"/>return 1;</text:p>
      <text:p text:style-name="P30"><text:s text:c="2"/>}</text:p>
      <text:p text:style-name="P30"/>
      <text:p text:style-name="P30"><text:s text:c="2"/>char const * const secondStr = "1 2ok 3 5z 3pv21";</text:p>
      <text:p text:style-name="P30"/>
      <text:p text:style-name="P30"><text:s text:c="2"/>size_t numOfDig = 0;</text:p>
      <text:p text:style-name="P30"><text:s text:c="2"/>for (size_t i = 0; secondStr[i] != '\0'; ++i)</text:p>
      <text:p text:style-name="P30"><text:s text:c="2"/>{</text:p>
      <text:p text:style-name="P30"><text:s text:c="4"/>if (std::isdigit(secondStr[i]))</text:p>
      <text:p text:style-name="P30"><text:s text:c="4"/>{</text:p>
      <text:p text:style-name="P30"><text:s text:c="6"/>numOfDig += 1;</text:p>
      <text:p text:style-name="P30"><text:s text:c="4"/>}</text:p>
      <text:p text:style-name="P30"><text:s text:c="2"/>}</text:p>
      <text:p text:style-name="P30"/>
      <text:p text:style-name="P30"><text:s text:c="2"/>char * finishStr = nullptr;</text:p>
      <text:p text:style-name="P30"><text:s text:c="2"/>try</text:p>
      <text:p text:style-name="P30"><text:s text:c="2"/>{</text:p>
      <text:p text:style-name="P30"><text:s text:c="4"/>finishStr = new char[firstSize + numOfDig + 1];</text:p>
      <text:p text:style-name="P30"><text:s text:c="4"/>for (size_t i = 0; i &lt; (firstSize + numOfDig); ++i)</text:p>
      <text:p text:style-name="P30"><text:s text:c="4"/>{</text:p>
      <text:p text:style-name="P30"><text:s text:c="6"/>finishStr[i] = '0';</text:p>
      <text:p text:style-name="P30"><text:s text:c="4"/>}</text:p>
      <text:p text:style-name="P30"><text:s text:c="4"/>finishStr[firstSize + numOfDig] = '\0';</text:p>
      <text:p text:style-name="P30"><text:s text:c="2"/>}</text:p>
      <text:p text:style-name="P30"><text:s text:c="2"/>catch (const std::exception &amp; e)</text:p>
      <text:p text:style-name="P30"><text:s text:c="2"/>{</text:p>
      <text:p text:style-name="P30"><text:s text:c="4"/>return 2;</text:p>
      <text:p text:style-name="P30"><text:s text:c="2"/>}</text:p>
      <text:p text:style-name="P30"/>
      <text:p text:style-name="P30"><text:soft-page-break/><text:s text:c="2"/>rebdev::addNumbers(firstStr, secondStr, finishStr);</text:p>
      <text:p text:style-name="P30"/>
      <text:p text:style-name="P30"><text:s text:c="2"/>std::cout &lt;&lt; finishStr &lt;&lt; '\n';</text:p>
      <text:p text:style-name="P30"><text:s text:c="2"/>delete[] finishStr;</text:p>
      <text:p text:style-name="P30"><text:s text:c="2"/>delete[] firstStr;</text:p>
      <text:p text:style-name="P30"/>
      <text:p text:style-name="P30"><text:s text:c="2"/>return 0;</text:p>
      <text:p text:style-name="P30">}</text:p>
      <text:p text:style-name="P29"/>
      <text:p text:style-name="P40"><text:span text:style-name="T23">./&lt;ROOT&gt;/stringConvert</text:span><text:span text:style-name="T24">.hpp</text:span></text:p>
      <text:p text:style-name="P49">#ifndef STRINGCONVERT_HPP</text:p>
      <text:p text:style-name="P30">#define STRINGCONVERT_HPP</text:p>
      <text:p text:style-name="P30">namespace rebdev</text:p>
      <text:p text:style-name="P30">{</text:p>
      <text:p text:style-name="P30"><text:s text:c="2"/>void addNumbers(const char * firstString, const char * secondString, char * endString);</text:p>
      <text:p text:style-name="P30">}</text:p>
      <text:p text:style-name="P30">#endif</text:p>
      <text:p text:style-name="P25"/>
      <text:p text:style-name="P23"><text:span text:style-name="T25">./&lt;ROOT&gt;/stringConvert</text:span><text:span text:style-name="T26">.cpp</text:span></text:p>
      <text:p text:style-name="P49">#include "stringConvert.hpp"</text:p>
      <text:p text:style-name="P30">#include &lt;cstddef&gt;</text:p>
      <text:p text:style-name="P30">#include &lt;cctype&gt;</text:p>
      <text:p text:style-name="P30"/>
      <text:p text:style-name="P30">void rebdev::addNumbers(const char * firstString, const char * secondString, char * endString)</text:p>
      <text:p text:style-name="P30">{</text:p>
      <text:p text:style-name="P30"><text:s text:c="2"/>size_t i = 0;</text:p>
      <text:p text:style-name="P30"><text:s text:c="2"/>while (firstString[i] != '\0')</text:p>
      <text:p text:style-name="P30"><text:s text:c="2"/>{</text:p>
      <text:p text:style-name="P30"><text:s text:c="4"/>endString[i] = firstString[i];</text:p>
      <text:p text:style-name="P30"><text:s text:c="4"/>i += 1;</text:p>
      <text:p text:style-name="P30"><text:s text:c="2"/>}</text:p>
      <text:p text:style-name="P30"><text:s text:c="2"/>size_t j = 0;</text:p>
      <text:p text:style-name="P30"><text:s text:c="2"/>while (secondString[j] != '\0')</text:p>
      <text:p text:style-name="P30"><text:s text:c="2"/>{</text:p>
      <text:p text:style-name="P30"><text:s text:c="4"/>if (std::isdigit(secondString[j]))</text:p>
      <text:p text:style-name="P30"><text:s text:c="4"/>{</text:p>
      <text:p text:style-name="P30"><text:s text:c="6"/>endString[i] = secondString[j];</text:p>
      <text:p text:style-name="P30"><text:s text:c="6"/>i += 1;</text:p>
      <text:p text:style-name="P30"><text:s text:c="4"/>}</text:p>
      <text:p text:style-name="P30"><text:s text:c="4"/>j += 1;</text:p>
      <text:p text:style-name="P30"><text:s text:c="2"/>}</text:p>
      <text:p text:style-name="P30">}</text:p>
      <text:p text:style-name="P28">./&lt;ROOT&gt;/stringInput.hpp</text:p>
      <text:p text:style-name="P51">#ifndef STRINGCONVERT_HPP</text:p>
      <text:p text:style-name="P31">#define STRINGCONVERT_HPP</text:p>
      <text:p text:style-name="P31">namespace rebdev</text:p>
      <text:p text:style-name="P31">{</text:p>
      <text:p text:style-name="P31"><text:s text:c="2"/>void addNumbers(const char * firstString, const char * secondString, char * endString);</text:p>
      <text:p text:style-name="P31">}</text:p>
      <text:p text:style-name="P31">#endif</text:p>
      <text:p text:style-name="P27"><text:soft-page-break/></text:p>
      <text:p text:style-name="P24"><text:span text:style-name="T25">./&lt;ROOT&gt;/stringInput.</text:span><text:span text:style-name="T26">cpp</text:span></text:p>
      <text:p text:style-name="P51">#include "stringInput.hpp"</text:p>
      <text:p text:style-name="P31"/>
      <text:p text:style-name="P31">char * rebdev::acceptStr(std::istream &amp; input, size_t &amp; sizeOfStr)</text:p>
      <text:p text:style-name="P31">{</text:p>
      <text:p text:style-name="P31"><text:s text:c="2"/>char sym = 0;</text:p>
      <text:p text:style-name="P31"><text:s text:c="2"/>sizeOfStr = 0;</text:p>
      <text:p text:style-name="P31"><text:s text:c="2"/>size_t sizeOfBuffer = 0;</text:p>
      <text:p text:style-name="P31"/>
      <text:p text:style-name="P31"><text:s text:c="2"/>char * str = nullptr;</text:p>
      <text:p text:style-name="P31"><text:s text:c="2"/>char * str2 = nullptr;</text:p>
      <text:p text:style-name="P31"/>
      <text:p text:style-name="P31"><text:s text:c="2"/>input &gt;&gt; std::noskipws;</text:p>
      <text:p text:style-name="P31"/>
      <text:p text:style-name="P31"><text:s text:c="2"/>while (input &gt;&gt; sym)</text:p>
      <text:p text:style-name="P31"><text:s text:c="2"/>{</text:p>
      <text:p text:style-name="P31"><text:s text:c="4"/>if (!input)</text:p>
      <text:p text:style-name="P31"><text:s text:c="4"/>{</text:p>
      <text:p text:style-name="P31"><text:s text:c="6"/>delete[] str;</text:p>
      <text:p text:style-name="P31"><text:s text:c="6"/>input &gt;&gt; std::skipws;</text:p>
      <text:p text:style-name="P31"><text:s text:c="6"/>throw std::logic_error("Bad read!");</text:p>
      <text:p text:style-name="P31"><text:s text:c="4"/>}</text:p>
      <text:p text:style-name="P31"/>
      <text:p text:style-name="P31"><text:s text:c="4"/>if (sizeOfStr == sizeOfBuffer)</text:p>
      <text:p text:style-name="P31"><text:s text:c="4"/>{</text:p>
      <text:p text:style-name="P31"><text:s text:c="6"/>sizeOfBuffer += 10;</text:p>
      <text:p text:style-name="P31"><text:s text:c="6"/>try</text:p>
      <text:p text:style-name="P31"><text:s text:c="6"/>{</text:p>
      <text:p text:style-name="P31"><text:s text:c="8"/>str2 = new char[sizeOfBuffer];</text:p>
      <text:p text:style-name="P31"><text:s text:c="6"/>}</text:p>
      <text:p text:style-name="P31"><text:s text:c="6"/>catch (const std::exception &amp; e)</text:p>
      <text:p text:style-name="P31"><text:s text:c="6"/>{</text:p>
      <text:p text:style-name="P31"><text:s text:c="8"/>input &gt;&gt; std::skipws;</text:p>
      <text:p text:style-name="P31"><text:s text:c="8"/>delete[] str;</text:p>
      <text:p text:style-name="P31"><text:s text:c="8"/>delete[] str2;</text:p>
      <text:p text:style-name="P31"><text:s text:c="8"/>throw;</text:p>
      <text:p text:style-name="P31"><text:s text:c="6"/>}</text:p>
      <text:p text:style-name="P31"/>
      <text:p text:style-name="P31"><text:s text:c="6"/>for (size_t i = 0; i &lt; sizeOfStr; ++i)</text:p>
      <text:p text:style-name="P31"><text:s text:c="6"/>{</text:p>
      <text:p text:style-name="P31"><text:s text:c="8"/>str2[i] = str[i];</text:p>
      <text:p text:style-name="P31"><text:s text:c="6"/>}</text:p>
      <text:p text:style-name="P31"><text:s text:c="6"/>for (size_t i = sizeOfStr; i &lt; (sizeOfBuffer * (str != nullptr)); ++i)</text:p>
      <text:p text:style-name="P31"><text:s text:c="6"/>{</text:p>
      <text:p text:style-name="P31"><text:s text:c="8"/>str2[i] = '\0';</text:p>
      <text:p text:style-name="P31"><text:s text:c="6"/>}</text:p>
      <text:p text:style-name="P31"/>
      <text:p text:style-name="P31"><text:s text:c="6"/>delete[] str;</text:p>
      <text:p text:style-name="P31"><text:s text:c="6"/>str = str2;</text:p>
      <text:p text:style-name="P31"><text:s text:c="6"/>str2 = nullptr;</text:p>
      <text:p text:style-name="P31"><text:s text:c="4"/>}</text:p>
      <text:p text:style-name="P31"/>
      <text:p text:style-name="P31"><text:soft-page-break/><text:s text:c="4"/>str[sizeOfStr] = sym;</text:p>
      <text:p text:style-name="P31"><text:s text:c="4"/>sizeOfStr += 1;</text:p>
      <text:p text:style-name="P31"><text:s text:c="2"/>}</text:p>
      <text:p text:style-name="P31"/>
      <text:p text:style-name="P31"><text:s text:c="2"/>input &gt;&gt; std::skipws;</text:p>
      <text:p text:style-name="P31"><text:s text:c="2"/>delete[] str2;</text:p>
      <text:p text:style-name="P31"><text:s text:c="2"/>return str;</text:p>
      <text:p text:style-name="P3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fo:font-weight="normal" style:font-weight-asian="normal" style:font-weight-complex="normal"/>
    </style:style>
    <style:style style:name="ListLabel_20_3" style:display-name="ListLabel 3" style:family="text">
      <style:text-properties fo:font-weight="normal" style:font-weight-asian="normal" style:font-weight-complex="normal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font-weight="normal" style:font-weight-asian="normal" style:font-weight-complex="normal"/>
    </style:style>
    <style:style style:name="ListLabel_20_21" style:display-name="ListLabel 21" style:family="text">
      <style:text-properties fo:font-weight="normal" style:font-weight-asian="normal" style:font-weight-complex="normal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 style:font-weight-complex="bold"/>
    </style:style>
    <style:style style:name="ListLabel_20_29" style:display-name="ListLabel 29" style:family="text">
      <style:text-properties fo:font-weight="normal" style:font-weight-asian="normal" style:font-weight-complex="normal"/>
    </style:style>
    <style:style style:name="ListLabel_20_30" style:display-name="ListLabel 30" style:family="text">
      <style:text-properties fo:font-weight="normal" style:font-weight-asian="normal" style:font-weight-complex="normal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tyle="normal" style:font-style-asian="normal" style:font-style-complex="norma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style="normal" style:font-style-asian="normal" style:font-style-complex="normal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tyle="normal" style:font-style-asian="normal" style:font-style-complex="normal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fo:font-weight="normal" style:font-weight-asian="normal" style:font-weight-complex="normal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0791in" fo:margin-left="1.1028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2%.%3%" style:num-format="1" text:display-levels="2">
        <style:list-level-properties text:list-level-position-and-space-mode="label-alignment">
          <style:list-level-label-alignment text:label-followed-by="listtab" fo:text-indent="-0.0791in" fo:margin-left="1.1028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47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48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49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50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51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52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53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54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83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84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85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86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87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88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89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90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92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93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94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95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96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97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98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99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5346in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0693in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3543in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889in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1736in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7083in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2.9929in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.27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00" loext:opacity="100%"/>
    </style:style>
    <style:style style:name="MP2" style:family="paragraph" style:parent-style-name="Header">
      <style:text-properties fo:color="#000000" loext:opacity="100%" style:font-name="Times New Roman" fo:font-size="12pt" style:font-size-asian="12pt" style:font-name-complex="Times New Roman1" style:font-size-complex="12pt"/>
    </style:style>
    <style:style style:name="MT1" style:family="text">
      <style:text-properties style:font-name="Times New Roman" fo:font-size="12pt" style:font-size-asian="12pt" style:font-name-complex="Times New Roman1" style:font-size-complex="12pt"/>
    </style:style>
    <style:style style:name="MT2" style:family="text">
      <style:text-properties style:font-name="Times New Roman" fo:font-size="12pt" officeooo:rsid="000555cd" style:font-size-asian="12pt" style:font-name-complex="Times New Roman1" style:font-size-complex="12pt"/>
    </style:style>
    <style:style style:name="MT3" style:family="text">
      <style:text-properties style:font-name="Times New Roman" fo:font-size="12pt" officeooo:rsid="000d0267" style:font-size-asian="12pt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><text:span text:style-name="MT1">ФИО: </text:span><text:span text:style-name="MT2">Ребдев Павел Александрович</text:span></text:p>
        <text:p text:style-name="MP1"><text:span text:style-name="MT1">Группа: </text:span><text:span text:style-name="MT3">5</text:span><text:span text:style-name="MT2">130904/30008</text:span></text:p>
        <text:p text:style-name="MP2">Лабораторная работа: «Строки»</text:p>
      </style:head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чернин Владислав Сергеевич</meta:initial-creator>
    <meta:editing-cycles>25</meta:editing-cycles>
    <meta:creation-date>2022-04-04T20:17:00</meta:creation-date>
    <dc:date>2024-01-11T19:55:17.115870751</dc:date>
    <meta:editing-duration>PT2H5M30S</meta:editing-duration>
    <meta:generator>LibreOffice/7.3.7.2$Linux_X86_64 LibreOffice_project/30$Build-2</meta:generator>
    <meta:document-statistic meta:table-count="1" meta:image-count="0" meta:object-count="0" meta:page-count="5" meta:paragraph-count="201" meta:word-count="696" meta:character-count="4933" meta:non-whitespace-character-count="3995"/>
    <meta:user-defined meta:name="AppVersion">16.0000</meta:user-defined>
    <meta:template xlink:type="simple" xlink:actuate="onRequest" xlink:title="Normal.dotm" xlink:href=""/>
  </office:meta>
</office:document-meta>
</file>